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8358" officeooo:paragraph-rsid="00128358"/>
    </style:style>
    <style:style style:name="P2" style:family="paragraph" style:parent-style-name="Heading_20_2">
      <style:text-properties officeooo:rsid="00128358" officeooo:paragraph-rsid="00128358"/>
    </style:style>
    <style:style style:name="P3" style:family="paragraph" style:parent-style-name="Text_20_body" style:list-style-name="L1">
      <style:text-properties officeooo:paragraph-rsid="00128358"/>
    </style:style>
    <style:style style:name="P4" style:family="paragraph" style:parent-style-name="Text_20_body" style:list-style-name="L1">
      <style:text-properties officeooo:rsid="00128358" officeooo:paragraph-rsid="00128358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135d7e" officeooo:paragraph-rsid="00135d7e"/>
    </style:style>
    <style:style style:name="P7" style:family="paragraph" style:parent-style-name="Text_20_body">
      <style:text-properties officeooo:rsid="00128358" officeooo:paragraph-rsid="00128358"/>
    </style:style>
    <style:style style:name="T1" style:family="text">
      <style:text-properties officeooo:rsid="00128358"/>
    </style:style>
    <style:style style:name="T2" style:family="text">
      <style:text-properties officeooo:rsid="001469e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kit to mount a Netgear switch to a </text:p>
      <text:p text:style-name="P1"/>
      <text:p text:style-name="P1"/>
      <text:h text:style-name="P2" text:outline-level="2">Components </text:h>
      <text:list text:style-name="L1">
        <text:list-item>
          <text:p text:style-name="P3"><text:span text:style-name="T1">Bracket for the switch</text:span></text:p>
        </text:list-item>
        <text:list-item>
          <text:p text:style-name="P4">Shelf for Power Supply and Power Cable</text:p>
        </text:list-item>
        <text:list-item>
          <text:p text:style-name="P5">Expansion Anchor <text:span text:style-name="T2">for Pegboard</text:span></text:p>
        </text:list-item>
      </text:list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7:31:21.097000000</meta:creation-date>
    <dc:date>2025-01-29T18:12:47.319000000</dc:date>
    <meta:editing-duration>PT41M25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5" meta:word-count="30" meta:character-count="148" meta:non-whitespace-character-count="124"/>
  </office:meta>
</office:document-meta>
</file>